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0.911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3311in"/>
    </style:style>
    <style:style style:name="co15" style:family="table-column">
      <style:table-column-properties fo:break-before="auto" style:column-width="1.3846in"/>
    </style:style>
    <style:style style:name="co16" style:family="table-column">
      <style:table-column-properties fo:break-before="auto" style:column-width="1.1701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2.3583in"/>
    </style:style>
    <style:style style:name="co19" style:family="table-column">
      <style:table-column-properties fo:break-before="auto" style:column-width="1.061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1.0291in"/>
    </style:style>
    <style:style style:name="co22" style:family="table-column">
      <style:table-column-properties fo:break-before="auto" style:column-width="1.3134in"/>
    </style:style>
    <style:style style:name="co23" style:family="table-column">
      <style:table-column-properties fo:break-before="auto" style:column-width="1.1362in"/>
    </style:style>
    <style:style style:name="co24" style:family="table-column">
      <style:table-column-properties fo:break-before="auto" style:column-width="1.2327in"/>
    </style:style>
    <style:style style:name="co25" style:family="table-column">
      <style:table-column-properties fo:break-before="auto" style:column-width="1.4902in"/>
    </style:style>
    <style:style style:name="co26" style:family="table-column">
      <style:table-column-properties fo:break-before="auto" style:column-width="1.2173in"/>
    </style:style>
    <style:style style:name="co27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="0.06pt solid #00000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border="0.06pt solid #000000"/>
      <style:text-properties style:use-window-font-color="true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8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order="0.74pt solid #000000"/>
      <style:text-properties style:use-window-font-color="true"/>
    </style:style>
    <style:style style:name="ce159" style:family="table-cell" style:parent-style-name="Default">
      <style:table-cell-properties fo:border-bottom="none" fo:border-left="0.74pt solid #000000" fo:border-right="none" fo:border-top="0.74pt solid #000000"/>
    </style:style>
    <style:style style:name="ce160" style:family="table-cell" style:parent-style-name="Default">
      <style:table-cell-properties fo:border-bottom="none" fo:border-left="0.74pt solid #000000" fo:border-right="none" fo:border-top="none"/>
    </style:style>
    <style:style style:name="ce161" style:family="table-cell" style:parent-style-name="Default">
      <style:table-cell-properties fo:border-bottom="0.74pt solid #000000" fo:border-left="0.74pt solid #000000" fo:border-right="none" fo:border-top="none"/>
    </style:style>
    <style:style style:name="ce16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63" style:family="table-cell" style:parent-style-name="Default">
      <style:table-cell-properties fo:border-bottom="none" fo:border-left="none" fo:border-right="none" fo:border-top="0.74pt solid #000000"/>
    </style:style>
    <style:style style:name="ce164" style:family="table-cell" style:parent-style-name="Default">
      <style:table-cell-properties fo:border-bottom="0.74pt solid #000000" fo:border-left="none" fo:border-right="none" fo:border-top="none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</style:style>
    <style:style style:name="ce166" style:family="table-cell" style:parent-style-name="Default">
      <style:table-cell-properties fo:border-bottom="none" fo:border-left="none" fo:border-right="0.74pt solid #000000" fo:border-top="0.74pt solid #000000"/>
    </style:style>
    <style:style style:name="ce167" style:family="table-cell" style:parent-style-name="Default">
      <style:table-cell-properties fo:border-bottom="none" fo:border-left="none" fo:border-right="0.74pt solid #000000" fo:border-top="none"/>
    </style:style>
    <style:style style:name="ce168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8" table:number-columns-repeated="2" table:default-cell-style-name="ce60"/>
        <table:table-column table:style-name="co9" table:number-columns-repeated="2" table:default-cell-style-name="ce60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9" table:number-columns-repeated="4" table:default-cell-style-name="ce60"/>
        <table:table-column table:style-name="co9" table:number-columns-repeated="4" table:default-cell-style-name="Default"/>
        <table:table-column table:style-name="co9" table:number-columns-repeated="4" table:default-cell-style-name="ce60"/>
        <table:table-column table:style-name="co10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/>
          <table:table-cell table:style-name="ce75" table:number-columns-spanned="4" table:number-rows-spanned="1"/>
          <table:covered-table-cell table:number-columns-repeated="3" table:style-name="ce14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style-name="ce66" table:number-columns-spanned="4" table:number-rows-spanned="1"/>
          <table:covered-table-cell table:number-columns-repeated="3" table:style-name="ce121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30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1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2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2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/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style-name="ce121" office:value-type="string" calcext:value-type="string">
            <text:p>N=2</text:p>
          </table:table-cell>
          <table:table-cell table:style-name="ce121" office:value-type="string" calcext:value-type="string">
            <text:p>N=3</text:p>
          </table:table-cell>
          <table:table-cell table:style-name="ce121" office:value-type="string" calcext:value-type="string">
            <text:p>N=4</text:p>
          </table:table-cell>
          <table:table-cell table:style-name="ce121" office:value-type="string" calcext:value-type="string">
            <text:p>N=5</text:p>
          </table:table-cell>
          <table:table-cell table:style-name="ce129" office:value-type="string" calcext:value-type="string">
            <text:p>N=2</text:p>
          </table:table-cell>
          <table:table-cell table:style-name="ce129" office:value-type="string" calcext:value-type="string">
            <text:p>N=3</text:p>
          </table:table-cell>
          <table:table-cell table:style-name="ce129" office:value-type="string" calcext:value-type="string">
            <text:p>N=4</text:p>
          </table:table-cell>
          <table:table-cell table:style-name="ce129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/>
          <table:table-cell table:style-name="ce122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6"/>
          <table:table-cell table:style-name="ce130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8"/>
          <table:table-cell table:style-name="ce141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1"/>
          <table:table-cell table:style-name="ce146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9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2"/>
          <table:table-cell/>
          <table:table-cell table:style-name="ce126" table:number-columns-repeated="2"/>
          <table:table-cell table:style-name="ce130"/>
          <table:table-cell/>
          <table:table-cell table:style-name="ce138" table:number-columns-repeated="2"/>
          <table:table-cell table:style-name="ce141"/>
          <table:table-cell table:style-name="ce121" table:number-columns-repeated="3"/>
          <table:table-cell table:style-name="ce68"/>
          <table:table-cell/>
          <table:table-cell table:style-name="ce129" table:number-columns-repeated="2"/>
          <table:table-cell/>
          <table:table-cell table:style-name="ce122"/>
          <table:table-cell table:style-name="ce126" table:number-columns-repeated="3"/>
          <table:table-cell table:style-name="ce130"/>
          <table:table-cell table:style-name="ce138" table:number-columns-repeated="3"/>
          <table:table-cell table:style-name="ce141"/>
          <table:table-cell table:style-name="ce121" table:number-columns-repeated="3"/>
          <table:table-cell table:style-name="ce146"/>
          <table:table-cell table:style-name="ce129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ce47"/>
        <table:table-column table:style-name="co19" table:default-cell-style-name="ce47"/>
        <table:table-column table:style-name="co20" table:default-cell-style-name="ce47"/>
        <table:table-column table:style-name="co13" table:default-cell-style-name="ce47"/>
        <table:table-column table:style-name="co21" table:default-cell-style-name="ce47"/>
        <table:table-column table:style-name="co22" table:default-cell-style-name="ce47"/>
        <table:table-column table:style-name="co13" table:default-cell-style-name="ce47"/>
        <table:table-column table:style-name="co23" table:default-cell-style-name="ce47"/>
        <table:table-column table:style-name="co24" table:default-cell-style-name="ce47"/>
        <table:table-column table:style-name="co13" table:number-columns-repeated="2" table:default-cell-style-name="ce47"/>
        <table:table-row table:style-name="ro1">
          <table:table-cell table:number-columns-repeated="13"/>
          <table:table-cell table:style-name="Default" table:number-columns-repeated="11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Laplace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55.947" calcext:value-type="float">
            <text:p>2055.947</text:p>
          </table:table-cell>
          <table:table-cell table:style-name="ce47" office:value-type="float" office:value="7.56" calcext:value-type="float">
            <text:p>7.56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5903.234" calcext:value-type="float">
            <text:p>5903.234</text:p>
          </table:table-cell>
          <table:table-cell table:style-name="ce47" office:value-type="float" office:value="201.293" calcext:value-type="float">
            <text:p>201.29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387.283" calcext:value-type="float">
            <text:p>7387.283</text:p>
          </table:table-cell>
          <table:table-cell table:style-name="ce47" office:value-type="float" office:value="363.698" calcext:value-type="float">
            <text:p>363.698</text:p>
          </table:table-cell>
          <table:table-cell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4]/[.C4]" office:value-type="float" office:value="68.5315666666667" calcext:value-type="float">
            <text:p>68.5315666666667</text:p>
          </table:table-cell>
          <table:table-cell table:formula="of:=[.F4]/[.C4]"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table:formula="of:=[.H4]/[.C4]" office:value-type="float" office:value="196.774466666667" calcext:value-type="float">
            <text:p>196.774466666667</text:p>
          </table:table-cell>
          <table:table-cell table:formula="of:=[.I4]/[.C4]"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table:formula="of:=[.K4]/[.C4]" office:value-type="float" office:value="246.242766666667" calcext:value-type="float">
            <text:p>246.242766666667</text:p>
          </table:table-cell>
          <table:table-cell table:formula="of:=[.L4]/[.C4]" office:value-type="float" office:value="12.1232666666667" calcext:value-type="float">
            <text:p>12.12326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530.153" calcext:value-type="float">
            <text:p>3530.153</text:p>
          </table:table-cell>
          <table:table-cell table:style-name="ce47" office:value-type="float" office:value="166.843" calcext:value-type="float">
            <text:p>166.84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072.622" calcext:value-type="float">
            <text:p>11072.622</text:p>
          </table:table-cell>
          <table:table-cell table:style-name="ce47" office:value-type="float" office:value="3089.444" calcext:value-type="float">
            <text:p>3089.4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577.837" calcext:value-type="float">
            <text:p>20577.837</text:p>
          </table:table-cell>
          <table:table-cell table:style-name="ce47" office:value-type="float" office:value="5022.427" calcext:value-type="float">
            <text:p>5022.427</text:p>
          </table:table-cell>
          <table:table-cell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5]/[.C5]" office:value-type="float" office:value="117.671766666667" calcext:value-type="float">
            <text:p>117.671766666667</text:p>
          </table:table-cell>
          <table:table-cell table:formula="of:=[.F5]/[.C5]"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table:formula="of:=[.H5]/[.C5]" office:value-type="float" office:value="369.0874" calcext:value-type="float">
            <text:p>369.0874</text:p>
          </table:table-cell>
          <table:table-cell table:formula="of:=[.I5]/[.C5]"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table:formula="of:=[.K5]/[.C5]" office:value-type="float" office:value="685.9279" calcext:value-type="float">
            <text:p>685.9279</text:p>
          </table:table-cell>
          <table:table-cell table:formula="of:=[.L5]/[.C5]" office:value-type="float" office:value="167.414233333333" calcext:value-type="float">
            <text:p>167.414233333333</text:p>
          </table:table-cell>
        </table:table-row>
        <table:table-row table:style-name="ro1">
          <table:table-cell/>
          <table:table-cell table:style-name="ce47" office:value-type="string" calcext:value-type="string">
            <text:p>Snapping Mechanism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1781.234" calcext:value-type="float">
            <text:p>1781.234</text:p>
          </table:table-cell>
          <table:table-cell table:style-name="ce47" office:value-type="float" office:value="34.38" calcext:value-type="float">
            <text:p>34.38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938.725" calcext:value-type="float">
            <text:p>7938.725</text:p>
          </table:table-cell>
          <table:table-cell table:style-name="ce47" office:value-type="float" office:value="606.844" calcext:value-type="float">
            <text:p>606.84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4056.263" calcext:value-type="float">
            <text:p>14056.263</text:p>
          </table:table-cell>
          <table:table-cell table:style-name="ce47" office:value-type="float" office:value="1328.637" calcext:value-type="float">
            <text:p>1328.637</text:p>
          </table:table-cell>
          <table:table-cell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6]/[.C6]" office:value-type="float" office:value="59.3744666666667" calcext:value-type="float">
            <text:p>59.3744666666667</text:p>
          </table:table-cell>
          <table:table-cell table:formula="of:=[.F6]/[.C6]"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table:formula="of:=[.H6]/[.C6]" office:value-type="float" office:value="264.624166666667" calcext:value-type="float">
            <text:p>264.624166666667</text:p>
          </table:table-cell>
          <table:table-cell table:formula="of:=[.I6]/[.C6]"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table:formula="of:=[.K6]/[.C6]" office:value-type="float" office:value="468.5421" calcext:value-type="float">
            <text:p>468.5421</text:p>
          </table:table-cell>
          <table:table-cell table:formula="of:=[.L6]/[.C6]" office:value-type="float" office:value="44.2879" calcext:value-type="float">
            <text:p>44.2879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naive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8401.462" calcext:value-type="float">
            <text:p>18401.462</text:p>
          </table:table-cell>
          <table:table-cell table:style-name="ce47" office:value-type="float" office:value="129.714" calcext:value-type="float">
            <text:p>129.714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406391.432" calcext:value-type="float">
            <text:p>406391.432</text:p>
          </table:table-cell>
          <table:table-cell table:style-name="ce47" office:value-type="float" office:value="3593.735" calcext:value-type="float">
            <text:p>3593.735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505096.754" calcext:value-type="float">
            <text:p>505096.754</text:p>
          </table:table-cell>
          <table:table-cell table:style-name="ce47" office:value-type="float" office:value="6723.065" calcext:value-type="float">
            <text:p>6723.065</text:p>
          </table:table-cell>
          <table:table-cell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7]/[.C7]" office:value-type="float" office:value="613.382066666667" calcext:value-type="float">
            <text:p>613.382066666667</text:p>
          </table:table-cell>
          <table:table-cell table:formula="of:=[.F7]/[.C7]"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table:formula="of:=[.H7]/[.C7]" office:value-type="float" office:value="13546.3810666667" calcext:value-type="float">
            <text:p>13546.3810666667</text:p>
          </table:table-cell>
          <table:table-cell table:formula="of:=[.I7]/[.C7]"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table:formula="of:=[.K7]/[.C7]" office:value-type="float" office:value="16836.5584666667" calcext:value-type="float">
            <text:p>16836.5584666667</text:p>
          </table:table-cell>
          <table:table-cell table:formula="of:=[.L7]/[.C7]" office:value-type="float" office:value="224.102166666667" calcext:value-type="float">
            <text:p>224.102166666667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Laplace (optimized)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507.324" calcext:value-type="float">
            <text:p>2507.324</text:p>
          </table:table-cell>
          <table:table-cell table:style-name="ce47" office:value-type="float" office:value="15.676" calcext:value-type="float">
            <text:p>15.676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23898.254" calcext:value-type="float">
            <text:p>23898.254</text:p>
          </table:table-cell>
          <table:table-cell table:style-name="ce47" office:value-type="float" office:value="1141.252" calcext:value-type="float">
            <text:p>1141.252</text:p>
          </table:table-cell>
          <table:table-cell table:style-name="ce47" office:value-type="string" calcext:value-type="string">
            <text:p>B+Y</text:p>
          </table:table-cell>
          <table:table-cell table:style-name="ce47" office:value-type="float" office:value="37177.192" calcext:value-type="float">
            <text:p>37177.192</text:p>
          </table:table-cell>
          <table:table-cell table:style-name="ce47" office:value-type="float" office:value="1025" calcext:value-type="float">
            <text:p>1025</text:p>
          </table:table-cell>
          <table:table-cell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8]/[.C8]" office:value-type="float" office:value="83.5774666666667" calcext:value-type="float">
            <text:p>83.5774666666667</text:p>
          </table:table-cell>
          <table:table-cell table:formula="of:=[.F8]/[.C8]"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table:formula="of:=[.H8]/[.C8]" office:value-type="float" office:value="796.608466666667" calcext:value-type="float">
            <text:p>796.608466666667</text:p>
          </table:table-cell>
          <table:table-cell table:formula="of:=[.I8]/[.C8]"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table:formula="of:=[.K8]/[.C8]" office:value-type="float" office:value="1239.23973333333" calcext:value-type="float">
            <text:p>1239.23973333333</text:p>
          </table:table-cell>
          <table:table-cell table:formula="of:=[.L8]/[.C8]"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1392" calcext:value-type="float">
            <text:p>21392</text:p>
          </table:table-cell>
          <table:table-cell table:style-name="ce47" office:value-type="float" office:value="53.939" calcext:value-type="float">
            <text:p>53.939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22455.653" calcext:value-type="float">
            <text:p>322455.653</text:p>
          </table:table-cell>
          <table:table-cell table:style-name="ce47" office:value-type="float" office:value="1207.725" calcext:value-type="float">
            <text:p>1207.72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5684" calcext:value-type="float">
            <text:p>395684</text:p>
          </table:table-cell>
          <table:table-cell table:style-name="ce47" office:value-type="float" office:value="2283.507" calcext:value-type="float">
            <text:p>2283.507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table:formula="of:=[.E13]/[.C13]" office:value-type="float" office:value="10696" calcext:value-type="float">
            <text:p>10696</text:p>
          </table:table-cell>
          <table:table-cell table:formula="of:=[.F13]/[.C13]"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table:formula="of:=[.H13]/[.C13]" office:value-type="float" office:value="161227.8265" calcext:value-type="float">
            <text:p>161227.8265</text:p>
          </table:table-cell>
          <table:table-cell table:formula="of:=[.I13]/[.C13]"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table:formula="of:=[.K13]/[.C13]" office:value-type="float" office:value="197842" calcext:value-type="float">
            <text:p>197842</text:p>
          </table:table-cell>
          <table:table-cell table:formula="of:=[.L13]/[.C13]" office:value-type="float" office:value="1141.7535" calcext:value-type="float">
            <text:p>1141.7535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1346" calcext:value-type="float">
            <text:p>31346</text:p>
          </table:table-cell>
          <table:table-cell table:style-name="ce47" office:value-type="float" office:value="64.4" calcext:value-type="float">
            <text:p>64.4</text:p>
          </table:table-cell>
          <table:table-cell table:style-name="ce47" office:value-type="string" calcext:value-type="string">
            <text:p>Y+B</text:p>
          </table:table-cell>
          <table:table-cell table:style-name="ce55" office:value-type="float" office:value="369607.683" calcext:value-type="float">
            <text:p>369607.683</text:p>
          </table:table-cell>
          <table:table-cell table:style-name="ce47" office:value-type="float" office:value="1801.978" calcext:value-type="float">
            <text:p>1801.978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table:formula="of:=[.E14]/[.C14]" office:value-type="float" office:value="7836.5" calcext:value-type="float">
            <text:p>7836.5</text:p>
          </table:table-cell>
          <table:table-cell table:formula="of:=[.F14]/[.C14]"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table:formula="of:=[.H14]/[.C14]" office:value-type="float" office:value="92401.92075" calcext:value-type="float">
            <text:p>92401.92075</text:p>
          </table:table-cell>
          <table:table-cell table:formula="of:=[.I14]/[.C14]"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Integer-scaling Gaussian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39227" calcext:value-type="float">
            <text:p>139227</text:p>
          </table:table-cell>
          <table:table-cell table:style-name="ce47" office:value-type="float" office:value="41.442" calcext:value-type="float">
            <text:p>41.442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table:formula="of:=[.E15]/[.C15]" office:value-type="float" office:value="4640.9" calcext:value-type="float">
            <text:p>4640.9</text:p>
          </table:table-cell>
          <table:table-cell table:formula="of:=[.F15]/[.C15]"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CrypTen*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3207.526" calcext:value-type="float">
            <text:p>3207.526</text:p>
          </table:table-cell>
          <table:table-cell table:style-name="ce47" office:value-type="float" office:value="42.123" calcext:value-type="float">
            <text:p>42.123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1916.429" calcext:value-type="float">
            <text:p>11916.429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20686.493" calcext:value-type="float">
            <text:p>20686.493</text:p>
          </table:table-cell>
          <table:table-cell table:style-name="ce47" office:value-type="float" office:value="598.831" calcext:value-type="float">
            <text:p>598.831</text:p>
          </table:table-cell>
          <table:table-cell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table:formula="of:=[.E16]/[.C16]" office:value-type="float" office:value="106.917533333333" calcext:value-type="float">
            <text:p>106.917533333333</text:p>
          </table:table-cell>
          <table:table-cell table:formula="of:=[.F16]/[.C16]"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table:formula="of:=[.H16]/[.C16]" office:value-type="float" office:value="397.2143" calcext:value-type="float">
            <text:p>397.2143</text:p>
          </table:table-cell>
          <table:table-cell table:formula="of:=[.I16]/[.C16]"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table:formula="of:=[.K16]/[.C16]" office:value-type="float" office:value="689.549766666667" calcext:value-type="float">
            <text:p>689.549766666667</text:p>
          </table:table-cell>
          <table:table-cell table:formula="of:=[.L16]/[.C16]"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4306.934" calcext:value-type="float">
            <text:p>14306.934</text:p>
          </table:table-cell>
          <table:table-cell table:style-name="ce47" office:value-type="float" office:value="11.546" calcext:value-type="float">
            <text:p>11.546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2045.998" calcext:value-type="float">
            <text:p>392045.998</text:p>
          </table:table-cell>
          <table:table-cell table:style-name="ce47" office:value-type="float" office:value="67.323" calcext:value-type="float">
            <text:p>67.3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72429.332" calcext:value-type="float">
            <text:p>472429.332</text:p>
          </table:table-cell>
          <table:table-cell table:style-name="ce47" office:value-type="float" office:value="82.265" calcext:value-type="float">
            <text:p>82.265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1]/[.C21]" office:value-type="float" office:value="14306.934" calcext:value-type="float">
            <text:p>14306.934</text:p>
          </table:table-cell>
          <table:table-cell table:formula="of:=[.F21]/[.C21]"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table:formula="of:=[.H21]/[.C21]" office:value-type="float" office:value="392045.998" calcext:value-type="float">
            <text:p>392045.998</text:p>
          </table:table-cell>
          <table:table-cell table:formula="of:=[.I21]/[.C21]"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table:formula="of:=[.K21]/[.C21]" office:value-type="float" office:value="472429.332" calcext:value-type="float">
            <text:p>472429.332</text:p>
          </table:table-cell>
          <table:table-cell table:formula="of:=[.L21]/[.C21]" office:value-type="float" office:value="82.265" calcext:value-type="float">
            <text:p>82.265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677.261" calcext:value-type="float">
            <text:p>1677.261</text:p>
          </table:table-cell>
          <table:table-cell table:style-name="ce47" office:value-type="float" office:value="12.423" calcext:value-type="float">
            <text:p>12.423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0683.244" calcext:value-type="float">
            <text:p>10683.244</text:p>
          </table:table-cell>
          <table:table-cell table:style-name="ce47" office:value-type="float" office:value="78.234" calcext:value-type="float">
            <text:p>78.234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17953.727" calcext:value-type="float">
            <text:p>17953.727</text:p>
          </table:table-cell>
          <table:table-cell table:style-name="ce47" office:value-type="float" office:value="78.128" calcext:value-type="float">
            <text:p>78.128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22]/[.C22]" office:value-type="float" office:value="1677.261" calcext:value-type="float">
            <text:p>1677.261</text:p>
          </table:table-cell>
          <table:table-cell table:formula="of:=[.F22]/[.C22]"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table:formula="of:=[.H22]/[.C22]" office:value-type="float" office:value="10683.244" calcext:value-type="float">
            <text:p>10683.244</text:p>
          </table:table-cell>
          <table:table-cell table:formula="of:=[.I22]/[.C22]"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table:formula="of:=[.K22]/[.C22]" office:value-type="float" office:value="17953.727" calcext:value-type="float">
            <text:p>17953.727</text:p>
          </table:table-cell>
          <table:table-cell table:formula="of:=[.L22]/[.C22]" office:value-type="float" office:value="78.128" calcext:value-type="float">
            <text:p>78.128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43454.307" calcext:value-type="float">
            <text:p>43454.307</text:p>
          </table:table-cell>
          <table:table-cell table:style-name="ce47" office:value-type="float" office:value="3.432" calcext:value-type="float">
            <text:p>3.432</text:p>
          </table:table-cell>
          <table:table-cell table:style-name="ce47" office:value-type="string" calcext:value-type="string">
            <text:p>Y+B</text:p>
          </table:table-cell>
          <table:table-cell office:value-type="float" office:value="198152.528" calcext:value-type="float">
            <text:p>198152.528</text:p>
          </table:table-cell>
          <table:table-cell table:style-name="ce47" office:value-type="float" office:value="140.342" calcext:value-type="float">
            <text:p>140.342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3]/[.C23]" office:value-type="float" office:value="8690.8614" calcext:value-type="float">
            <text:p>8690.8614</text:p>
          </table:table-cell>
          <table:table-cell table:formula="of:=[.F23]/[.C23]"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table:formula="of:=[.H23]/[.C23]" office:value-type="float" office:value="39630.5056" calcext:value-type="float">
            <text:p>39630.5056</text:p>
          </table:table-cell>
          <table:table-cell table:formula="of:=[.I23]/[.C23]"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366.8" calcext:value-type="float">
            <text:p>6366.8</text:p>
          </table:table-cell>
          <table:table-cell table:style-name="ce47" office:value-type="float" office:value="6.321" calcext:value-type="float">
            <text:p>6.321</text:p>
          </table:table-cell>
          <table:table-cell table:style-name="ce47" office:value-type="string" calcext:value-type="string">
            <text:p>Y+B</text:p>
          </table:table-cell>
          <table:table-cell office:value-type="float" office:value="48312.767" calcext:value-type="float">
            <text:p>48312.767</text:p>
          </table:table-cell>
          <table:table-cell table:style-name="ce47" office:value-type="float" office:value="152.345" calcext:value-type="float">
            <text:p>152.345</text:p>
          </table:table-cell>
          <table:table-cell table:number-columns-repeated="3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24]/[.C24]" office:value-type="float" office:value="1273.36" calcext:value-type="float">
            <text:p>1273.36</text:p>
          </table:table-cell>
          <table:table-cell table:formula="of:=[.F24]/[.C24]"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table:formula="of:=[.H24]/[.C24]" office:value-type="float" office:value="9662.5534" calcext:value-type="float">
            <text:p>9662.5534</text:p>
          </table:table-cell>
          <table:table-cell table:formula="of:=[.I24]/[.C24]"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naive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89426.052" calcext:value-type="float">
            <text:p>289426.052</text:p>
          </table:table-cell>
          <table:table-cell table:style-name="ce47" office:value-type="float" office:value="5.324" calcext:value-type="float">
            <text:p>5.3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5]/[.C25]" office:value-type="float" office:value="7235.6513" calcext:value-type="float">
            <text:p>7235.6513</text:p>
          </table:table-cell>
          <table:table-cell table:formula="of:=[.F25]/[.C25]"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DLaplace (optimized)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39671.126" calcext:value-type="float">
            <text:p>39671.126</text:p>
          </table:table-cell>
          <table:table-cell table:style-name="ce47" office:value-type="float" office:value="4.224" calcext:value-type="float">
            <text:p>4.224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table:formula="of:=[.E26]/[.C26]" office:value-type="float" office:value="991.77815" calcext:value-type="float">
            <text:p>991.77815</text:p>
          </table:table-cell>
          <table:table-cell table:formula="of:=[.F26]/[.C26]"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/>
          <table:table-cell table:style-name="ce47" office:value-type="string" calcext:value-type="string">
            <text:p>PrivaDA_DLap*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Y</text:p>
          </table:table-cell>
          <table:table-cell table:style-name="ce47" office:value-type="float" office:value="2013.342" calcext:value-type="float">
            <text:p>2013.342</text:p>
          </table:table-cell>
          <table:table-cell table:style-name="ce47" office:value-type="float" office:value="4.392" calcext:value-type="float">
            <text:p>4.392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7542.325" calcext:value-type="float">
            <text:p>7542.325</text:p>
          </table:table-cell>
          <table:table-cell table:style-name="ce47" office:value-type="float" office:value="128.324" calcext:value-type="float">
            <text:p>128.324</text:p>
          </table:table-cell>
          <table:table-cell table:style-name="ce47" office:value-type="string" calcext:value-type="string">
            <text:p>B</text:p>
          </table:table-cell>
          <table:table-cell table:style-name="ce47" office:value-type="float" office:value="18715.237" calcext:value-type="float">
            <text:p>18715.237</text:p>
          </table:table-cell>
          <table:table-cell table:style-name="ce47" office:value-type="float" office:value="685.432" calcext:value-type="float">
            <text:p>685.432</text:p>
          </table:table-cell>
          <table:table-cell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table:formula="of:=[.E27]/[.C27]" office:value-type="float" office:value="50.33355" calcext:value-type="float">
            <text:p>50.33355</text:p>
          </table:table-cell>
          <table:table-cell table:formula="of:=[.F27]/[.C27]"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table:formula="of:=[.H27]/[.C27]" office:value-type="float" office:value="188.558125" calcext:value-type="float">
            <text:p>188.558125</text:p>
          </table:table-cell>
          <table:table-cell table:formula="of:=[.I27]/[.C27]"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table:formula="of:=[.K27]/[.C27]" office:value-type="float" office:value="467.880925" calcext:value-type="float">
            <text:p>467.880925</text:p>
          </table:table-cell>
          <table:table-cell table:formula="of:=[.L27]/[.C27]"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4"/>
          <table:table-cell table:style-name="ce74"/>
          <table:table-cell table:style-name="Default"/>
          <table:table-cell table:style-name="ce74" table:number-columns-repeated="2"/>
          <table:table-cell table:style-name="Default"/>
          <table:table-cell table:style-name="ce74" table:number-columns-repeated="2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style-name="ce157"/>
          <table:covered-table-cell table:style-name="ce4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style-name="ce157"/>
          <table:covered-table-cell table:style-name="ce47"/>
          <table:table-cell table:number-columns-repeated="3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style-name="ce157"/>
          <table:covered-table-cell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formula="of:=[.H31]/[.C31]" office:value-type="string" office:string-value="" calcext:value-type="error">
            <text:p>#DIV/0!</text:p>
          </table:covered-table-cell>
          <table:covered-table-cell table:formula="of:=[.I31]/[.C31]" office:value-type="string" office:string-value="" calcext:value-type="error">
            <text:p>#DIV/0!</text:p>
          </table:covered-table-cell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formula="of:=[.K31]/[.C31]" office:value-type="string" office:string-value="" calcext:value-type="error">
            <text:p>#DIV/0!</text:p>
          </table:covered-table-cell>
          <table:covered-table-cell table:formula="of:=[.L31]/[.C31]" office:value-type="string" office:string-value="" calcext:value-type="error">
            <text:p>#DIV/0!</text:p>
          </table:covered-table-cell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Offline</text:p>
          </table:table-cell>
          <table:table-cell table:style-name="ce47" office:value-type="string" calcext:value-type="string">
            <text:p>Online</text:p>
          </table:table-cell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6222.296" calcext:value-type="float">
            <text:p>6222.296</text:p>
          </table:table-cell>
          <table:table-cell table:style-name="ce47" office:value-type="float" office:value="143.784" calcext:value-type="float">
            <text:p>143.784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14373.767" calcext:value-type="float">
            <text:p>14373.767</text:p>
          </table:table-cell>
          <table:table-cell table:style-name="ce47" office:value-type="float" office:value="106.057" calcext:value-type="float">
            <text:p>106.057</text:p>
          </table:table-cell>
          <table:table-cell table:style-name="ce47" office:value-type="string" calcext:value-type="string">
            <text:p>B + Y</text:p>
          </table:table-cell>
          <table:table-cell table:style-name="ce47" office:value-type="float" office:value="21169.708" calcext:value-type="float">
            <text:p>21169.708</text:p>
          </table:table-cell>
          <table:table-cell table:style-name="ce47" office:value-type="float" office:value="314.902" calcext:value-type="float">
            <text:p>314.902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table:formula="of:=[.E33]/[.C33]" office:value-type="float" office:value="6222.296" calcext:value-type="float">
            <text:p>6222.296</text:p>
          </table:table-cell>
          <table:table-cell table:formula="of:=[.F33]/[.C33]"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table:formula="of:=[.H33]/[.C33]" office:value-type="float" office:value="14373.767" calcext:value-type="float">
            <text:p>14373.767</text:p>
          </table:table-cell>
          <table:table-cell table:formula="of:=[.I33]/[.C33]"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table:formula="of:=[.K33]/[.C33]" office:value-type="float" office:value="21169.708" calcext:value-type="float">
            <text:p>21169.708</text:p>
          </table:table-cell>
          <table:table-cell table:formula="of:=[.L33]/[.C33]" office:value-type="float" office:value="314.902" calcext:value-type="float">
            <text:p>314.902</text:p>
          </table:table-cell>
        </table:table-row>
        <table:table-row table:style-name="ro1">
          <table:table-cell/>
          <table:table-cell table:style-name="ce47" office:value-type="string" calcext:value-type="string">
            <text:p>DGauss</text:p>
          </table:table-cell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Y+B</text:p>
          </table:table-cell>
          <table:table-cell table:style-name="ce47" office:value-type="float" office:value="27923.18" calcext:value-type="float">
            <text:p>27923.18</text:p>
          </table:table-cell>
          <table:table-cell table:style-name="ce47" office:value-type="float" office:value="72.403" calcext:value-type="float">
            <text:p>72.403</text:p>
          </table:table-cell>
          <table:table-cell table:number-columns-repeated="6" table:style-name="ce47" office:value-type="string" calcext:value-type="string">
            <text:p>-</text:p>
          </table:table-cell>
          <table:table-cell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table:formula="of:=[.E34]/[.C34]" office:value-type="float" office:value="5584.636" calcext:value-type="float">
            <text:p>5584.636</text:p>
          </table:table-cell>
          <table:table-cell table:formula="of:=[.F34]/[.C34]"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Laplace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68.5315666666667" calcext:value-type="float">
            <text:p>68.5315666666667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B</text:p>
          </table:table-cell>
          <table:table-cell office:value-type="float" office:value="196.774466666667" calcext:value-type="float">
            <text:p>196.774466666667</text:p>
          </table:table-cell>
          <table:table-cell office:value-type="float" office:value="6.70976666666667" calcext:value-type="float">
            <text:p>6.70976666666667</text:p>
          </table:table-cell>
          <table:table-cell office:value-type="string" calcext:value-type="string">
            <text:p>B</text:p>
          </table:table-cell>
          <table:table-cell office:value-type="float" office:value="246.242766666667" calcext:value-type="float">
            <text:p>246.242766666667</text:p>
          </table:table-cell>
          <table:table-cell office:value-type="float" office:value="12.1232666666667" calcext:value-type="float">
            <text:p>12.12326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17.671766666667" calcext:value-type="float">
            <text:p>117.671766666667</text:p>
          </table:table-cell>
          <table:table-cell office:value-type="float" office:value="5.56143333333333" calcext:value-type="float">
            <text:p>5.56143333333333</text:p>
          </table:table-cell>
          <table:table-cell office:value-type="string" calcext:value-type="string">
            <text:p>B</text:p>
          </table:table-cell>
          <table:table-cell office:value-type="float" office:value="369.0874" calcext:value-type="float">
            <text:p>369.0874</text:p>
          </table:table-cell>
          <table:table-cell office:value-type="float" office:value="102.981466666667" calcext:value-type="float">
            <text:p>102.981466666667</text:p>
          </table:table-cell>
          <table:table-cell office:value-type="string" calcext:value-type="string">
            <text:p>B</text:p>
          </table:table-cell>
          <table:table-cell office:value-type="float" office:value="685.9279" calcext:value-type="float">
            <text:p>685.9279</text:p>
          </table:table-cell>
          <table:table-cell office:value-type="float" office:value="167.414233333333" calcext:value-type="float">
            <text:p>167.414233333333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napping Mechanism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59.3744666666667" calcext:value-type="float">
            <text:p>59.3744666666667</text:p>
          </table:table-cell>
          <table:table-cell office:value-type="float" office:value="1.146" calcext:value-type="float">
            <text:p>1.146</text:p>
          </table:table-cell>
          <table:table-cell office:value-type="string" calcext:value-type="string">
            <text:p>B</text:p>
          </table:table-cell>
          <table:table-cell office:value-type="float" office:value="264.624166666667" calcext:value-type="float">
            <text:p>264.624166666667</text:p>
          </table:table-cell>
          <table:table-cell office:value-type="float" office:value="20.2281333333333" calcext:value-type="float">
            <text:p>20.2281333333333</text:p>
          </table:table-cell>
          <table:table-cell office:value-type="string" calcext:value-type="string">
            <text:p>B</text:p>
          </table:table-cell>
          <table:table-cell office:value-type="float" office:value="468.5421" calcext:value-type="float">
            <text:p>468.5421</text:p>
          </table:table-cell>
          <table:table-cell office:value-type="float" office:value="44.2879" calcext:value-type="float">
            <text:p>44.2879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naive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613.382066666667" calcext:value-type="float">
            <text:p>613.382066666667</text:p>
          </table:table-cell>
          <table:table-cell office:value-type="float" office:value="4.3238" calcext:value-type="float">
            <text:p>4.3238</text:p>
          </table:table-cell>
          <table:table-cell office:value-type="string" calcext:value-type="string">
            <text:p>B+Y</text:p>
          </table:table-cell>
          <table:table-cell office:value-type="float" office:value="13546.3810666667" calcext:value-type="float">
            <text:p>13546.3810666667</text:p>
          </table:table-cell>
          <table:table-cell office:value-type="float" office:value="119.791166666667" calcext:value-type="float">
            <text:p>119.791166666667</text:p>
          </table:table-cell>
          <table:table-cell office:value-type="string" calcext:value-type="string">
            <text:p>B+Y</text:p>
          </table:table-cell>
          <table:table-cell office:value-type="float" office:value="16836.5584666667" calcext:value-type="float">
            <text:p>16836.5584666667</text:p>
          </table:table-cell>
          <table:table-cell office:value-type="float" office:value="224.102166666667" calcext:value-type="float">
            <text:p>224.102166666667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Laplace (optimized)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83.5774666666667" calcext:value-type="float">
            <text:p>83.5774666666667</text:p>
          </table:table-cell>
          <table:table-cell office:value-type="float" office:value="0.522533333333333" calcext:value-type="float">
            <text:p>0.522533333333333</text:p>
          </table:table-cell>
          <table:table-cell office:value-type="string" calcext:value-type="string">
            <text:p>B+Y</text:p>
          </table:table-cell>
          <table:table-cell office:value-type="float" office:value="796.608466666667" calcext:value-type="float">
            <text:p>796.608466666667</text:p>
          </table:table-cell>
          <table:table-cell office:value-type="float" office:value="38.0417333333333" calcext:value-type="float">
            <text:p>38.0417333333333</text:p>
          </table:table-cell>
          <table:table-cell office:value-type="string" calcext:value-type="string">
            <text:p>B+Y</text:p>
          </table:table-cell>
          <table:table-cell office:value-type="float" office:value="1239.23973333333" calcext:value-type="float">
            <text:p>1239.23973333333</text:p>
          </table:table-cell>
          <table:table-cell office:value-type="float" office:value="34.1666666666667" calcext:value-type="float">
            <text:p>34.1666666666667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+B</text:p>
          </table:table-cell>
          <table:table-cell office:value-type="float" office:value="10696" calcext:value-type="float">
            <text:p>10696</text:p>
          </table:table-cell>
          <table:table-cell office:value-type="float" office:value="26.9695" calcext:value-type="float">
            <text:p>26.9695</text:p>
          </table:table-cell>
          <table:table-cell office:value-type="string" calcext:value-type="string">
            <text:p>Y+B</text:p>
          </table:table-cell>
          <table:table-cell office:value-type="float" office:value="161227.8265" calcext:value-type="float">
            <text:p>161227.8265</text:p>
          </table:table-cell>
          <table:table-cell office:value-type="float" office:value="603.8625" calcext:value-type="float">
            <text:p>603.8625</text:p>
          </table:table-cell>
          <table:table-cell office:value-type="string" calcext:value-type="string">
            <text:p>Y+B</text:p>
          </table:table-cell>
          <table:table-cell office:value-type="float" office:value="197842" calcext:value-type="float">
            <text:p>197842</text:p>
          </table:table-cell>
          <table:table-cell office:value-type="float" office:value="1141.7535" calcext:value-type="float">
            <text:p>1141.753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+B</text:p>
          </table:table-cell>
          <table:table-cell office:value-type="float" office:value="7836.5" calcext:value-type="float">
            <text:p>7836.5</text:p>
          </table:table-cell>
          <table:table-cell office:value-type="float" office:value="16.1" calcext:value-type="float">
            <text:p>16.1</text:p>
          </table:table-cell>
          <table:table-cell office:value-type="string" calcext:value-type="string">
            <text:p>Y+B</text:p>
          </table:table-cell>
          <table:table-cell office:value-type="float" office:value="92401.92075" calcext:value-type="float">
            <text:p>92401.92075</text:p>
          </table:table-cell>
          <table:table-cell office:value-type="float" office:value="450.4945" calcext:value-type="float">
            <text:p>450.4945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teger-scaling Gaussia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+B</text:p>
          </table:table-cell>
          <table:table-cell office:value-type="float" office:value="4640.9" calcext:value-type="float">
            <text:p>4640.9</text:p>
          </table:table-cell>
          <table:table-cell office:value-type="float" office:value="1.3814" calcext:value-type="float">
            <text:p>1.3814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CrypTen*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Y</text:p>
          </table:table-cell>
          <table:table-cell office:value-type="float" office:value="106.917533333333" calcext:value-type="float">
            <text:p>106.917533333333</text:p>
          </table:table-cell>
          <table:table-cell office:value-type="float" office:value="1.4041" calcext:value-type="float">
            <text:p>1.4041</text:p>
          </table:table-cell>
          <table:table-cell office:value-type="string" calcext:value-type="string">
            <text:p>B</text:p>
          </table:table-cell>
          <table:table-cell office:value-type="float" office:value="397.2143" calcext:value-type="float">
            <text:p>397.2143</text:p>
          </table:table-cell>
          <table:table-cell office:value-type="float" office:value="18.0666666666667" calcext:value-type="float">
            <text:p>18.0666666666667</text:p>
          </table:table-cell>
          <table:table-cell office:value-type="string" calcext:value-type="string">
            <text:p>B</text:p>
          </table:table-cell>
          <table:table-cell office:value-type="float" office:value="689.549766666667" calcext:value-type="float">
            <text:p>689.549766666667</text:p>
          </table:table-cell>
          <table:table-cell office:value-type="float" office:value="19.9610333333333" calcext:value-type="float">
            <text:p>19.9610333333333</text:p>
          </table:table-cell>
        </table:table-row>
        <table:table-row table:style-name="ro1" table:number-rows-repeated="2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/>
          <table:table-cell office:value-type="string" calcext:value-type="string">
            <text:p>Runtime (N=5)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4306.934" calcext:value-type="float">
            <text:p>14306.934</text:p>
          </table:table-cell>
          <table:table-cell office:value-type="float" office:value="11.546" calcext:value-type="float">
            <text:p>11.546</text:p>
          </table:table-cell>
          <table:table-cell office:value-type="string" calcext:value-type="string">
            <text:p>Y+B</text:p>
          </table:table-cell>
          <table:table-cell office:value-type="float" office:value="392045.998" calcext:value-type="float">
            <text:p>392045.998</text:p>
          </table:table-cell>
          <table:table-cell office:value-type="float" office:value="67.323" calcext:value-type="float">
            <text:p>67.323</text:p>
          </table:table-cell>
          <table:table-cell office:value-type="string" calcext:value-type="string">
            <text:p>Y+B</text:p>
          </table:table-cell>
          <table:table-cell office:value-type="float" office:value="472429.332" calcext:value-type="float">
            <text:p>472429.332</text:p>
          </table:table-cell>
          <table:table-cell office:value-type="float" office:value="82.265" calcext:value-type="float">
            <text:p>82.265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1677.261" calcext:value-type="float">
            <text:p>1677.261</text:p>
          </table:table-cell>
          <table:table-cell office:value-type="float" office:value="12.423" calcext:value-type="float">
            <text:p>12.423</text:p>
          </table:table-cell>
          <table:table-cell office:value-type="string" calcext:value-type="string">
            <text:p>Y+B</text:p>
          </table:table-cell>
          <table:table-cell office:value-type="float" office:value="10683.244" calcext:value-type="float">
            <text:p>10683.244</text:p>
          </table:table-cell>
          <table:table-cell office:value-type="float" office:value="78.234" calcext:value-type="float">
            <text:p>78.234</text:p>
          </table:table-cell>
          <table:table-cell office:value-type="string" calcext:value-type="string">
            <text:p>Y+B</text:p>
          </table:table-cell>
          <table:table-cell office:value-type="float" office:value="17953.727" calcext:value-type="float">
            <text:p>17953.727</text:p>
          </table:table-cell>
          <table:table-cell office:value-type="float" office:value="78.128" calcext:value-type="float">
            <text:p>78.128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8690.8614" calcext:value-type="float">
            <text:p>8690.8614</text:p>
          </table:table-cell>
          <table:table-cell office:value-type="float" office:value="0.6864" calcext:value-type="float">
            <text:p>0.6864</text:p>
          </table:table-cell>
          <table:table-cell office:value-type="string" calcext:value-type="string">
            <text:p>Y+B</text:p>
          </table:table-cell>
          <table:table-cell office:value-type="float" office:value="39630.5056" calcext:value-type="float">
            <text:p>39630.5056</text:p>
          </table:table-cell>
          <table:table-cell office:value-type="float" office:value="28.0684" calcext:value-type="float">
            <text:p>28.0684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1273.36" calcext:value-type="float">
            <text:p>1273.36</text:p>
          </table:table-cell>
          <table:table-cell office:value-type="float" office:value="1.2642" calcext:value-type="float">
            <text:p>1.2642</text:p>
          </table:table-cell>
          <table:table-cell office:value-type="string" calcext:value-type="string">
            <text:p>Y+B</text:p>
          </table:table-cell>
          <table:table-cell office:value-type="float" office:value="9662.5534" calcext:value-type="float">
            <text:p>9662.5534</text:p>
          </table:table-cell>
          <table:table-cell office:value-type="float" office:value="30.469" calcext:value-type="float">
            <text:p>30.469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naive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7235.6513" calcext:value-type="float">
            <text:p>7235.6513</text:p>
          </table:table-cell>
          <table:table-cell office:value-type="float" office:value="0.1331" calcext:value-type="float">
            <text:p>0.1331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Laplace (optimized)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+B</text:p>
          </table:table-cell>
          <table:table-cell office:value-type="float" office:value="991.77815" calcext:value-type="float">
            <text:p>991.77815</text:p>
          </table:table-cell>
          <table:table-cell office:value-type="float" office:value="0.1056" calcext:value-type="float">
            <text:p>0.1056</text:p>
          </table:table-cell>
          <table:table-cell table:number-columns-repeated="6" office:value-type="string" calcext:value-type="string">
            <text:p>-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PrivaDA_DLap*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</text:p>
          </table:table-cell>
          <table:table-cell office:value-type="float" office:value="50.33355" calcext:value-type="float">
            <text:p>50.33355</text:p>
          </table:table-cell>
          <table:table-cell office:value-type="float" office:value="0.1098" calcext:value-type="float">
            <text:p>0.1098</text:p>
          </table:table-cell>
          <table:table-cell office:value-type="string" calcext:value-type="string">
            <text:p>B</text:p>
          </table:table-cell>
          <table:table-cell office:value-type="float" office:value="188.558125" calcext:value-type="float">
            <text:p>188.558125</text:p>
          </table:table-cell>
          <table:table-cell office:value-type="float" office:value="3.2081" calcext:value-type="float">
            <text:p>3.2081</text:p>
          </table:table-cell>
          <table:table-cell office:value-type="string" calcext:value-type="string">
            <text:p>B</text:p>
          </table:table-cell>
          <table:table-cell office:value-type="float" office:value="467.880925" calcext:value-type="float">
            <text:p>467.880925</text:p>
          </table:table-cell>
          <table:table-cell office:value-type="float" office:value="17.1358" calcext:value-type="float">
            <text:p>17.1358</text:p>
          </table:table-cell>
        </table:table-row>
        <table:table-row table:style-name="ro1" table:number-rows-repeated="3">
          <table:table-cell table:number-columns-repeated="13"/>
          <table:table-cell table:style-name="Default"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Runtime (N=2)</text:p>
          </table:table-cell>
          <table:table-cell table:number-columns-repeated="2"/>
          <table:table-cell office:value-type="string" calcext:value-type="string">
            <text:p>Runtime (N=3)</text:p>
          </table:table-cell>
          <table:table-cell table:number-columns-repeated="2" office:value-type="string" calcext:value-type="string">
            <text:p>#DIV/0!</text:p>
          </table:table-cell>
          <table:table-cell office:value-type="string" calcext:value-type="string">
            <text:p>Runtime (N=5)</text:p>
          </table:table-cell>
          <table:table-cell table:number-columns-repeated="2" office:value-type="string" calcext:value-type="string">
            <text:p>#DIV/0!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+B</text:p>
          </table:table-cell>
          <table:table-cell office:value-type="float" office:value="6222.296" calcext:value-type="float">
            <text:p>6222.296</text:p>
          </table:table-cell>
          <table:table-cell office:value-type="float" office:value="143.784" calcext:value-type="float">
            <text:p>143.784</text:p>
          </table:table-cell>
          <table:table-cell office:value-type="string" calcext:value-type="string">
            <text:p>B + Y</text:p>
          </table:table-cell>
          <table:table-cell office:value-type="float" office:value="14373.767" calcext:value-type="float">
            <text:p>14373.767</text:p>
          </table:table-cell>
          <table:table-cell office:value-type="float" office:value="106.057" calcext:value-type="float">
            <text:p>106.057</text:p>
          </table:table-cell>
          <table:table-cell office:value-type="string" calcext:value-type="string">
            <text:p>B + Y</text:p>
          </table:table-cell>
          <table:table-cell office:value-type="float" office:value="21169.708" calcext:value-type="float">
            <text:p>21169.708</text:p>
          </table:table-cell>
          <table:table-cell office:value-type="float" office:value="314.902" calcext:value-type="float">
            <text:p>314.902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Gau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+B</text:p>
          </table:table-cell>
          <table:table-cell office:value-type="float" office:value="5584.636" calcext:value-type="float">
            <text:p>5584.636</text:p>
          </table:table-cell>
          <table:table-cell office:value-type="float" office:value="14.4806" calcext:value-type="float">
            <text:p>14.4806</text:p>
          </table:table-cell>
          <table:table-cell table:number-columns-repeated="6" office:value-type="string" calcext:value-type="string">
            <text:p>-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13" table:default-cell-style-name="Default"/>
        <table:table-column table:style-name="co25" table:default-cell-style-name="ce159"/>
        <table:table-column table:style-name="co13" table:number-columns-repeated="2" table:default-cell-style-name="ce163"/>
        <table:table-column table:style-name="co26" table:default-cell-style-name="ce163"/>
        <table:table-column table:style-name="co27" table:default-cell-style-name="ce163"/>
        <table:table-column table:style-name="co13" table:number-columns-repeated="4" table:default-cell-style-name="ce163"/>
        <table:table-column table:style-name="co13" table:default-cell-style-name="ce166"/>
        <table:table-column table:style-name="co13" table:default-cell-style-name="ce164"/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47" table:number-columns-repeated="2"/>
          <table:table-cell table:style-name="ce48" office:value-type="string" calcext:value-type="string" table:number-columns-spanned="3" table:number-rows-spanned="1">
            <text:p>Runtime (N=2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3)</text:p>
          </table:table-cell>
          <table:covered-table-cell table:number-columns-repeated="2" table:style-name="ce157"/>
          <table:table-cell table:style-name="ce157" office:value-type="string" calcext:value-type="string" table:number-columns-spanned="3" table:number-rows-spanned="1">
            <text:p>Runtime (N=5)</text:p>
          </table:table-cell>
          <table:covered-table-cell table:number-columns-repeated="2" table:style-name="ce47"/>
        </table:table-row>
        <table:table-row table:style-name="ro1">
          <table:table-cell/>
          <table:table-cell table:style-name="ce47" office:value-type="string" calcext:value-type="string">
            <text:p>Mechanism</text:p>
          </table:table-cell>
          <table:table-cell table:style-name="ce47" office:value-type="string" calcext:value-type="string">
            <text:p>Batch_size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  <table:table-cell table:style-name="ce47" office:value-type="string" calcext:value-type="string">
            <text:p>Prot.</text:p>
          </table:table-cell>
          <table:table-cell table:style-name="ce47" office:value-type="string" calcext:value-type="string">
            <text:p>Comm.</text:p>
          </table:table-cell>
          <table:table-cell table:style-name="ce47" office:value-type="string" calcext:value-type="string">
            <text:p>No. Msg</text:p>
          </table:table-cell>
        </table:table-row>
        <table:table-row table:style-name="ro1">
          <table:table-cell/>
          <table:table-cell office:value-type="string" calcext:value-type="string">
            <text:p>LaplacePri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6.498+1.446</text:p>
          </table:table-cell>
          <table:table-cell office:value-type="string" calcext:value-type="string">
            <text:p>25100+946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422*2</text:p>
          </table:table-cell>
          <table:table-cell office:value-type="string" calcext:value-type="string">
            <text:p>164252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9.422*2</text:p>
          </table:table-cell>
          <table:table-cell table:style-name="ce163" office:value-type="string" calcext:value-type="string">
            <text:p>164252*2</text:p>
          </table:table-cell>
        </table:table-row>
        <table:table-row table:style-name="ro1">
          <table:table-cell/>
          <table:table-cell table:style-name="ce160" office:value-type="string" calcext:value-type="string">
            <text:p>ISLa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Y</text:p>
          </table:table-cell>
          <table:table-cell table:style-name="Default" office:value-type="string" calcext:value-type="string">
            <text:p>36.500+1.838</text:p>
          </table:table-cell>
          <table:table-cell table:style-name="Default" office:value-type="string" calcext:value-type="string">
            <text:p>26832+1549</text:p>
          </table:table-cell>
          <table:table-cell table:style-name="Default" office:value-type="string" calcext:value-type="string">
            <text:p>B</text:p>
          </table:table-cell>
          <table:table-cell table:style-name="Default" office:value-type="string" calcext:value-type="string">
            <text:p>42.989*2</text:p>
          </table:table-cell>
          <table:table-cell table:style-name="Default" office:value-type="string" calcext:value-type="string">
            <text:p>85941*2</text:p>
          </table:table-cell>
          <table:table-cell table:style-name="Default" office:value-type="string" calcext:value-type="string">
            <text:p>B</text:p>
          </table:table-cell>
          <table:table-cell table:style-name="ce167" table:number-columns-repeated="2"/>
        </table:table-row>
        <table:table-row table:style-name="ro1">
          <table:table-cell/>
          <table:table-cell table:style-name="ce161" office:value-type="string" calcext:value-type="string">
            <text:p>Snap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.137+0.737</text:p>
          </table:table-cell>
          <table:table-cell table:style-name="ce164" office:value-type="string" calcext:value-type="string">
            <text:p>59588+12746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table:style-name="ce164" office:value-type="string" calcext:value-type="string">
            <text:p>106416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6.106*2</text:p>
          </table:table-cell>
          <table:table-cell office:value-type="string" calcext:value-type="string">
            <text:p>106416*2</text:p>
          </table:table-cell>
        </table:table-row>
        <table:table-row table:style-name="ro1">
          <table:table-cell/>
          <table:table-cell office:value-type="string" calcext:value-type="string">
            <text:p>GaussCryp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8.560+1.446</text:p>
          </table:table-cell>
          <table:table-cell office:value-type="string" calcext:value-type="string">
            <text:p>123116+25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93*2</text:p>
          </table:table-cell>
          <table:table-cell office:value-type="string" calcext:value-type="string">
            <text:p>221296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2.693*2</text:p>
          </table:table-cell>
          <table:table-cell table:style-name="ce163" office:value-type="string" calcext:value-type="string">
            <text:p>221296*2</text:p>
          </table:table-cell>
        </table:table-row>
        <table:table-row table:style-name="ro1">
          <table:table-cell/>
          <table:table-cell table:style-name="ce161" office:value-type="string" calcext:value-type="string">
            <text:p>ISGauss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46.998+1376.486</text:p>
          </table:table-cell>
          <table:table-cell table:style-name="ce164" office:value-type="string" calcext:value-type="string">
            <text:p>13574+157454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table:style-name="ce164" office:value-type="string" calcext:value-type="string">
            <text:p>324288*2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1004.086*2</text:p>
          </table:table-cell>
          <table:table-cell office:value-type="string" calcext:value-type="string">
            <text:p>324288*2</text:p>
          </table:table-cell>
        </table:table-row>
        <table:table-row table:style-name="ro1">
          <table:table-cell/>
          <table:table-cell office:value-type="string" calcext:value-type="string">
            <text:p>DL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69.287+23.428</text:p>
          </table:table-cell>
          <table:table-cell office:value-type="string" calcext:value-type="string">
            <text:p>26100+154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389.382*2</text:p>
          </table:table-cell>
          <table:table-cell office:value-type="string" calcext:value-type="string">
            <text:p>68332*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409.992*2</text:p>
          </table:table-cell>
          <table:table-cell table:style-name="ce166" office:value-type="string" calcext:value-type="string">
            <text:p>68333*2</text:p>
          </table:table-cell>
        </table:table-row>
        <table:table-row table:style-name="ro1">
          <table:table-cell/>
          <table:table-cell table:style-name="ce161" office:value-type="string" calcext:value-type="string">
            <text:p>DLapPrivaDA</text:p>
          </table:table-cell>
          <table:table-cell table:style-name="ce164" office:value-type="float" office:value="1" calcext:value-type="float">
            <text:p>1</text:p>
          </table:table-cell>
          <table:table-cell table:style-name="ce164" office:value-type="string" calcext:value-type="string">
            <text:p>Y</text:p>
          </table:table-cell>
          <table:table-cell table:style-name="ce164" office:value-type="string" calcext:value-type="string">
            <text:p>1.446+6.113</text:p>
          </table:table-cell>
          <table:table-cell table:style-name="ce164" office:value-type="string" calcext:value-type="string">
            <text:p>25100+73935</text:p>
          </table:table-cell>
          <table:table-cell table:style-name="ce164" office:value-type="string" calcext:value-type="string">
            <text:p>B</text:p>
          </table:table-cell>
          <table:table-cell table:style-name="ce164" office:value-type="string" calcext:value-type="string">
            <text:p>8.307*2</text:p>
          </table:table-cell>
          <table:table-cell table:style-name="ce164" office:value-type="string" calcext:value-type="string">
            <text:p>130654*2</text:p>
          </table:table-cell>
          <table:table-cell table:style-name="ce164" office:value-type="string" calcext:value-type="string">
            <text:p>B</text:p>
          </table:table-cell>
          <table:table-cell table:style-name="ce168" office:value-type="string" calcext:value-type="string">
            <text:p>8.307*2</text:p>
          </table:table-cell>
          <table:table-cell office:value-type="string" calcext:value-type="string">
            <text:p>130654*2</text:p>
          </table:table-cell>
        </table:table-row>
        <table:table-row table:style-name="ro1">
          <table:table-cell/>
          <table:table-cell table:style-name="ce162" office:value-type="string" calcext:value-type="string">
            <text:p>DGauss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string" calcext:value-type="string">
            <text:p>Y</text:p>
          </table:table-cell>
          <table:table-cell table:style-name="ce165" office:value-type="string" calcext:value-type="string">
            <text:p>309.313+776.502</text:p>
          </table:table-cell>
          <table:table-cell table:style-name="ce165" office:value-type="string" calcext:value-type="string">
            <text:p>2705+24908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  <table:table-cell table:style-name="ce165" office:value-type="string" calcext:value-type="string">
            <text:p>B</text:p>
          </table:table-cell>
          <table:table-cell table:style-name="ce165" office:value-type="string" calcext:value-type="string">
            <text:p>429.016*2</text:p>
          </table:table-cell>
          <table:table-cell table:style-name="ce165" office:value-type="string" calcext:value-type="string">
            <text:p>50858*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17:26:23.891903210</dc:date>
    <meta:editing-duration>PT11H8M18S</meta:editing-duration>
    <meta:editing-cycles>205</meta:editing-cycles>
    <meta:generator>LibreOffice/7.3.7.2$Linux_X86_64 LibreOffice_project/30$Build-2</meta:generator>
    <meta:document-statistic meta:table-count="3" meta:cell-count="1786" meta:object-count="0"/>
  </office:meta>
</office:document-meta>
</file>